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Liberation Serif1" svg:font-family="'Liberation Serif'"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in" fo:margin-right="0in" fo:line-height="200%" fo:text-indent="0in" style:auto-text-indent="false"/>
    </style:style>
    <style:style style:name="P2" style:family="paragraph" style:parent-style-name="Standard" style:master-page-name="Standard">
      <style:paragraph-properties fo:margin-left="0in" fo:margin-right="0in" fo:line-height="200%" fo:text-indent="0in" style:auto-text-indent="false" style:page-number="auto"/>
    </style:style>
    <style:style style:name="T1" style:family="text">
      <style:text-properties style:font-name="Liberation Serif" style:font-name-complex="Liberation Serif1"/>
    </style:style>
    <style:style style:name="T2" style:family="text">
      <style:text-properties style:font-name="Liberation Serif" fo:font-style="italic" style:font-style-asian="italic" style:font-name-complex="Liberation Serif1" style:font-style-complex="italic"/>
    </style:style>
    <style:style style:name="T3" style:family="text">
      <style:text-properties style:font-name="Liberation Serif" fo:font-style="normal" style:font-style-asian="normal" style:font-name-complex="Liberation Serif1"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text:tab/>Gwendolyn, having found a lapse in her duties for lunch, elected to check upon Leora, heading upstairs and knocking on the young bat’s door. “Milady? Art thou awoke?” Leora had been brewing more of her alcoholic solution, and she nearly spilled some with a jump of surprise, quickly making sure none of the equipment was able to viewed from the doorway before opening it.</text:span></text:p>
      <text:p text:style-name="P1"><text:span text:style-name="T1"><text:tab/>“Greetings, Gwen,” she opened, trying to sound casual, unsuspicious.</text:span></text:p>
      <text:p text:style-name="P1"><text:span text:style-name="T1"><text:tab/>“I just wanted to check up on you. Are you feeling alright? Well acclimating to the new surroundings?”</text:span></text:p>
      <text:p text:style-name="P1"><text:span text:style-name="T1"><text:tab/>“I’m doing alright. Any news on the trip?”</text:span></text:p>
      <text:p text:style-name="P1"><text:span text:style-name="T1"><text:tab/>“No, but I suspect they’d be back by the end of tomorrow or the morning after. It is a long way to Vega.”</text:span></text:p>
      <text:p text:style-name="P1"><text:span text:style-name="T1"><text:tab/>“Yes, I guess it is. Say, I apologize for the...</text:span><text:span text:style-name="T2">disruption</text:span><text:span text:style-name="T1"> we had earlier.”</text:span></text:p>
      <text:p text:style-name="P1"><text:span text:style-name="T1"><text:tab/>“Of course, dear. <text:s/>It’s the nature of life to have conflict.”</text:span></text:p>
      <text:p text:style-name="P1"><text:span text:style-name="T1"><text:tab/>“Say, what can a bat do for fun?”</text:span></text:p>
      <text:p text:style-name="P1"><text:span text:style-name="T1"><text:tab/>“Well, Lucius did embezzle me with the knowledge that ye are a doctoral maiden. Perhaps milady would bless us with her work down in the infirmary?”</text:span></text:p>
      <text:p text:style-name="P1"><text:span text:style-name="T1"><text:tab/>“If that’s what you need here, I guess I can never have too much practice. Who all do you have now down there?”</text:span></text:p>
      <text:p text:style-name="P1"><text:span text:style-name="T1"><text:tab/>“A few guard dogs came into a scuffle with boys from a neighboring town who didn't appreciate our declining to support their "servant" trade. We're treating them for the wounds you'd expect from swordplay, but they came down with infections almost immediately. Dr. Tia has the head of that job, but she can always use a spare paw. On the other claw's the matter of the hooligans themselves, love. We usually don't hold onto prisoners, but we're interrogating these to see if they can aid our treatments of the dogs. A doctor might </text:span><text:span text:style-name="T2">persuade</text:span><text:span text:style-name="T1"> them to talk, milady." the hen hinted.</text:span></text:p>
      <text:p text:style-name="P1"><text:span text:style-name="T1"><text:tab/>"Do no harm."</text:span></text:p>
      <text:p text:style-name="P1"><text:span text:style-name="T1"><text:tab/>"You needn't touch a hair upon their heads, but a kind face may evoke truth from them. I can handle the dire work."</text:span></text:p>
      <text:p text:style-name="P1"><text:span text:style-name="T1"><text:tab/>"We can try."</text:span></text:p>
      <text:p text:style-name="P1"><text:span text:style-name="T1"><text:tab/>So, hen and bat held hands and descended to the underground of the manor - where the injured and the imprisoned could be kept in a more controlled environment. As Leora walked down corridor after corridor, she felt humbled in the presence of expert practitioners, eager to return to learn from them at a later date. In a dark room was a captured soldier: a cavalry horse.</text:span></text:p>
      <text:p text:style-name="P1"><text:span text:style-name="T1"><text:tab/>"So, what's it today, king's-whore, that ye plan on subjecting me to? I see ye brought a companion who dawns an appearance even more pathetic," taunted the prisoner.</text:span></text:p>
      <text:p text:style-name="P1"><text:span text:style-name="T1"><text:tab/>"Unfortunately for you, Celest, neither I nor my associate will be...</text:span><text:span text:style-name="T2">entertaining</text:span><text:span text:style-name="T1"> you, today. </text:span><text:span text:style-name="T2">Fortunately, however,</text:span><text:span text:style-name="T1"> Leora here is meant to keep you </text:span><text:span text:style-name="T2">alive</text:span><text:span text:style-name="T1"> for the show, so I'd advise against the unpleasantries."</text:span></text:p>
      <text:p text:style-name="P1"><text:span text:style-name="T1"><text:tab/>"And what doth thy maiden hath to offer me then? I plea it to be more a challenge then the floggings of yesterday, wretch."</text:span></text:p>
      <text:p text:style-name="P1"><text:span text:style-name="T1"><text:tab/>Gwendolyn flipped a switch on the wall, a stoic look upon her face as the floor of the cell began to glow a few moments later. The horse braced his back against the cell wall where his chains came from, his bearing down on the metal boiling plate below him as it grew a dim orange.</text:span></text:p>
      <text:p text:style-name="P1"><text:span text:style-name="T1"><text:tab/>"Tis...nothing but warm desert sand compared to the magma-laden hills I've trekked..." he asserted, beginning to sweat profusely, breathing shortly. Leora stepped forward towards the crude bars that separated them, a look of pity in her eyes. Gwen sighed, turning up a dial next to the switch, to which the floor responded with a brightening to its glow, the horse beginning to groan softly under his breath, facing down to hide his face.</text:span></text:p>
      <text:p text:style-name="P1"><text:span text:style-name="T1"><text:tab/>"You're hurting him," she objected meekly.</text:span></text:p>
      <text:p text:style-name="P1"><text:span text:style-name="T1"><text:tab/>"Killing?" Gwen asked with a genuine tone of curiosity.</text:span></text:p>
      <text:p text:style-name="P1"><text:span text:style-name="T1"><text:tab/>"N-no.."</text:span></text:p>
      <text:p text:style-name="P1"><text:span text:style-name="T1"><text:tab/>"Then we can continue," Gwen affirmed coldly, cranking the dial to its midpoint, the floor below the horse turning blue with heat.</text:span></text:p>
      <text:p text:style-name="P1"><text:span text:style-name="T1"><text:tab/>The horse finally broke out screaming "</text:span><text:span text:style-name="T2">Stop! Stop!"</text:span></text:p>
      <text:p text:style-name="P1"><text:soft-page-break/><text:span text:style-name="T1"><text:tab/>Leora closed her eyes, whimpering. "Gwen? I think he's had enough..."</text:span></text:p>
      <text:p text:style-name="P1"><text:span text:style-name="T1"><text:tab/>"Then we're </text:span><text:span text:style-name="T2">almost</text:span><text:span text:style-name="T1"> finished, dear," she assured gently, cranking the dial just a tad higher, evoking howls of anguish for a brief minute before cranking it back off to a "warm" eighty degrees. The horse's hooves were charred, his fur singed, and his body lathered in sweat, the air around him steamy and humid. He held his head down shamefully and slunk down to the floor, his legs apparently giving out underneath him.</text:span></text:p>
      <text:p text:style-name="P1"><text:span text:style-name="T1"><text:tab/>"Celest, are you alright?" the bat asked frightfully, gripping the warm bars. "You burnt out his legs...how exactly are you planning on sending him back home now?"</text:span></text:p>
      <text:p text:style-name="P1"><text:span text:style-name="T1"><text:tab/>"Home, milady? He won't be leaving this cell - at least not alive."</text:span></text:p>
      <text:p text:style-name="P1"><text:span text:style-name="T1"><text:tab/>"</text:span><text:span text:style-name="T2">What?</text:span><text:span text:style-name="T1">"</text:span></text:p>
      <text:p text:style-name="P1"><text:span text:style-name="T1"><text:tab/>"Well of course. Milord has made it very clear his lack of tolerance for the rabble's interference with his affairs. He will tell us what we want to know, and then: </text:span><text:span text:style-name="T2">he will be executed.</text:span><text:span text:style-name="T1">" Leora was stunned, silent as the hen walked over to the bars herself. "What did you poison your weapons with against our dogs?"</text:span></text:p>
      <text:p text:style-name="P1"><text:span text:style-name="T1"><text:tab/>"Tis a simple concoction of unsanitary ingredients - a petri dish of bacterial decay coating the blades. I did not lie, and I do not know the means to help your men. Please forgive my insolence and pardon me, fair maidens..." he coughed out.</text:span></text:p>
      <text:p text:style-name="P1"><text:span text:style-name="T1"><text:tab/>Leora took a step back, and with a deep breath, her instincts overcame her once more. She slammed Gwendolyn on the back of her head and threw her aside unconscious, grabbing the jailor keys she held and unlocking the cell, rushing over to the inmate. "I can't save you, but I can...</text:span><text:span text:style-name="T2">lessen</text:span><text:span text:style-name="T1"> the pain of passing. I must drain you of your fluids, if you'll permit.'</text:span></text:p>
      <text:p text:style-name="P1"><text:span text:style-name="T1"><text:tab/>"Do as you must...thank you, kind maiden, and goodbye, ye graceful angel," he said, leaning his head back as Leora blushed, gently biting into the horse's chest near his heart into an artery, covering his eyes with her claw and beginning to gulp blood, hopefully finishing her deed before Gwen woke up. The horse sighed in relief as blood-loss dulled his senses, before drifting off into a deathly slumber. When the bat finished, she'd bloated her stomach from the raw intake, but her cloak luckily hid such a giveaway. The bite marks fortunately seemed to fit right in with the rest of the deformities on the horse's flesh, so she needed not worry about those, and so she closed the cell, placed the keys on the floor, cranked up the dial, and sat down, beginning to prod the hen.</text:span></text:p>
      <text:p text:style-name="P1"><text:span text:style-name="T1"><text:tab/>As Gwen did awake, she quickly scurried to her feet, reclaiming the jailer key-chain and brushing herself off, glancing at the now dead prisoner.</text:span></text:p>
      <text:p text:style-name="P1"><text:span text:style-name="T1"><text:tab/>"What? What happened?" Leora asked with false concern.</text:span></text:p>
      <text:p text:style-name="P1"><text:span text:style-name="T1"><text:tab/></text:span><text:bookmark-start text:name="__DdeLink__618_2709608153"/><text:span text:style-name="T1">"I don't rightly know, milady. Something appears to have lulled me to sleep, but I know not what. Did </text:span><text:span text:style-name="T2">you</text:span><text:span text:style-name="T1"> finish off Mr. Celest whilst I was out, dear?" she inquired in a surprised tone.</text:span></text:p>
      <text:p text:style-name="P1"><text:span text:style-name="T1"><text:tab/>"...yes. He tried to hurt me while you were unconscious, and I had to burn him," she lied further, hoping the hen was buying her inexperienced tall-tales.</text:span></text:p>
      <text:p text:style-name="P1"><text:span text:style-name="T1"><text:tab/>"</text:span><text:span text:style-name="T3">I see...</text:span><text:span text:style-name="T1">I know it doesn't require much intervention on your part, but it is certainly helpful having someone around who knows what the limits are," she added, seeming shaken.</text:span></text:p>
      <text:p text:style-name="P1"><text:span text:style-name="T1"><text:tab/>“Are you alright, yourself, Gwen?”</text:span></text:p>
      <text:p text:style-name="P1"><text:span text:style-name="T1"><text:tab/>“I don’t usually perform this job. I know I acted sure of myself, but it’s simply something you learn – to always be confident around those who are following you – but I’m truthfully glad you finished the work for me...” Gwen admitted.</text:span></text:p>
      <text:p text:style-name="P1"><text:span text:style-name="T1"><text:tab/>"I'm a little shaken, myself,</text:span><text:bookmark-end text:name="__DdeLink__618_2709608153"/><text:span text:style-name="T1"> Gwen. Could you point me to the infirmary?"</text:span></text:p>
      <text:p text:style-name="P1"><text:span text:style-name="T1"><text:tab/>“Of course dear, of course, milady,” Gwendolyn said, taking the bat’s claw in her own talon and walking her to the med-bay’s office where the doctor sat frustrated.</text:span></text:p>
      <text:p text:style-name="P1"><text:span text:style-name="T1"><text:tab/>“The infections are bacterial hodgepodges, Doctor, according to our </text:span><text:span text:style-name="T2">late</text:span><text:span text:style-name="T3"> guest.”</text:span></text:p>
      <text:p text:style-name="P1"><text:span text:style-name="T3"><text:tab/>“At least I can be confident drowning the patients in antibiotics then, miss Gwen. Thank you for your ‘inquisitive’ work, as always. And I see you brought a friend along? Another patient, I presume? I don’t think I’ve seen them here before; the property’s upkeep isn’t so strenuous yet that they hire more then one woman can know, is it?” she joked, arising from her seat and walking over to Leora, outstretching her chinchilla paw to the bat kindly, which of course was taken in the bat’s own paw and shook, with a look of surprise upon Leora’s face that did not go unnoticed.</text:span></text:p>
      <text:p text:style-name="P1"><text:span text:style-name="T3"><text:tab/>“I’m sorry – I’ve just never met your kind before...let alone such a pretty one...did I say that aloud?”</text:span></text:p>
      <text:p text:style-name="P1"><text:span text:style-name="T3"><text:tab/>“I’m flattered, though I should introduce myself: I am Althea Sonnet, servant to his lordship’s people as a medical practitioner. And you, dearest?”</text:span></text:p>
      <text:p text:style-name="P1"><text:span text:style-name="T3"><text:tab/>“Leora Carnegie. I’m glad you’re flattered; I’m overjoyed to meet you,” she blurted out, the rose red color of her cheeks brightening.</text:span></text:p>
      <text:p text:style-name="P1"><text:span text:style-name="T3"><text:tab/>“That’s enough charm for a first conversation, love. Do you need medicines?”</text:span></text:p>
      <text:p text:style-name="P1"><text:span text:style-name="T3"><text:tab/>“Actually, once I’ve rested, I’d like to contribute to your work. I’m but a novice of the serpent’s craft, though I worked with bison and their friends for years until recently as a bit of a witch-doctor. I’m well-read, and I -”</text:span></text:p>
      <text:p text:style-name="P1"><text:span text:style-name="T3"><text:tab/>“Enough, darling. Anyone who holds the serpent to their heart I am more than happy to tutor, especially one with preexisting knowledge. Gwendolyn, would thou permit me a moment alone with your </text:span><text:span text:style-name="T2">delightful</text:span><text:span text:style-name="T3"> company?”</text:span></text:p>
      <text:p text:style-name="P1"><text:soft-page-break/><text:span text:style-name="T3"><text:tab/>“As you wish, Tia. Do you desire the new body for anything?”</text:span></text:p>
      <text:p text:style-name="P1"><text:span text:style-name="T3"><text:tab/>“With all due respect, stewardess, you always ask and I always have and will continue to say no. You’re aware how I feel on the matter.”</text:span></text:p>
      <text:p text:style-name="P1"><text:span text:style-name="T1"><text:tab/>“And you’re aware of the saying: Wait not until the iron is hot to strike, but make thy iron hot by striking it,” she retorted, waving a goodbye as she went to take of affairs.</text:span></text:p>
      <text:p text:style-name="P1"><text:span text:style-name="T1"><text:tab/>Tia sat Leora down in another chair near his desk, sighing, “Unfortunate as it is, even the most secluded society now of days is requiring paperwork. This will all be relevant for when you wish to expand your practice outside private domains, I promise,” she assured her, as the two began formalizing training.</text:span></text:p>
      <text:p text:style-name="P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Liberation Serif1" svg:font-family="'Liberation Serif'"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language-asian="ar" style:country-asian="SA"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text-properties style:language-asian="ar" style:country-asian="SA"/>
    </style:style>
    <style:style style:name="List" style:family="paragraph" style:parent-style-name="Text_20_body" style:default-outline-level="" style:class="list">
      <style:paragraph-properties fo:margin-top="0in" fo:margin-bottom="0.0972in" loext:contextual-spacing="false" fo:line-height="115%"/>
      <style:text-properties style:language-asian="ar" style:country-asian="SA"/>
    </style:style>
    <style:style style:name="Caption" style:family="paragraph" style:parent-style-name="Standard" style:default-outline-level="" style:class="extra">
      <style:paragraph-properties fo:margin-top="0.0835in" fo:margin-bottom="0.0835in" loext:contextual-spacing="false"/>
      <style:text-properties fo:font-style="italic" style:font-style-asian="italic" style:font-style-complex="italic"/>
    </style:style>
    <style:style style:name="Index" style:family="paragraph" style:parent-style-name="Standard" style:default-outline-level="" style:class="index">
      <style:text-properties style:language-asian="ar" style:country-asian="SA"/>
    </style:style>
    <style:style style:name="DocumentMap" style:family="paragraph" style:default-outline-level="">
      <style:paragraph-properties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caption" style:family="paragraph" style:parent-style-name="Standard" style:default-outline-level="">
      <style:paragraph-properties fo:margin-top="0.0835in" fo:margin-bottom="0.0835in" loext:contextual-spacing="false"/>
      <style:text-properties fo:font-style="italic" style:language-asian="ar" style:country-asian="SA" style:font-style-asian="italic" style:font-style-complex="italic"/>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icrosoft Office User</meta:initial-creator>
    <meta:creation-date>2020-02-24T09:46:00</meta:creation-date>
    <dc:date>2020-03-03T17:25:00</dc:date>
    <meta:document-statistic meta:table-count="0" meta:image-count="0" meta:object-count="0" meta:page-count="3" meta:paragraph-count="55" meta:word-count="1693" meta:character-count="9647" meta:non-whitespace-character-count="7950"/>
    <meta:generator>LibreOffice/6.3.5.2$Linux_X86_64 LibreOffice_project/30$Build-2</meta:generator>
    <meta:user-defined meta:name="Operator">Microsoft Office User</meta:user-defined>
  </office:meta>
</office:document-meta>
</file>